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01af"/>
    </style:style>
    <style:style style:name="T1" style:family="text">
      <style:text-properties officeooo:rsid="00189a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nnik praktyk zawodowych – 24.04.2026 <text:span text:style-name="T1">(piątek)</text:span><text:line-break/>Godziny praktyk: 8:00 - 16:00<text:line-break/><text:line-break/>Temat dnia:<text:line-break/>Praca z wieloma instancjami projektu – konflikty Docker<text:line-break/><text:line-break/>Opis wykonanych czynności:<text:line-break/> <text:s text:c="3"/>1. Utworzenie kopii zapasowej projektu w folderze praktyki_projekt_ostatnie_szlify.<text:line-break/> <text:s text:c="3"/>2. Próba uruchomienia kopii poleceniem docker compose up --build.<text:line-break/> <text:s text:c="3"/>3. Identyfikacja kolidujących nazw kontenerów zdefiniowanych przez container_name.<text:line-break/><text:line-break/>Napotkane problemy:<text:line-break/> <text:s text:c="3"/>1. Problem: Conflict. The container name "/bhp_ollama" is already in use.<text:line-break/>Rozwiązanie: Usunięcie starych kontenerów: docker rm -f bhp_ollama bhp_db.<text:line-break/> <text:s text:c="3"/>2. Problem: Po usunięciu bhp_ollama pojawił się konflikt z /bhp_db.<text:line-break/>Rozwiązanie: Każdy kontener z container_name musi być ręcznie usunięty przed startem kopii.<text:line-break/> <text:s text:c="3"/>3. Problem: Port 11434 zajęty przez stary kontener Ollama.<text:line-break/>Rozwiązanie: docker stop + docker rm na starym kontenerze zwalnia port.<text:line-break/><text:line-break/>Wnioski/Uwagi:<text:line-break/>Sztywne container_name utrudnia pracę na kopiach. Lepiej tego unikać.<text:line-break/><text:line-break/><text:span text:style-name="T1">To wszystk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4T09:08:19.763884900</meta:creation-date>
    <dc:date>2026-05-04T09:14:44.220373000</dc:date>
    <meta:editing-duration>PT1M50S</meta:editing-duration>
    <meta:editing-cycles>4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1" meta:word-count="124" meta:character-count="993" meta:non-whitespace-character-count="840"/>
  </office:meta>
</office:document-meta>
</file>